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4ea" officeooo:paragraph-rsid="000504ea"/>
    </style:style>
    <style:style style:name="P2" style:family="paragraph" style:parent-style-name="Standard">
      <style:text-properties officeooo:rsid="00066d48" officeooo:paragraph-rsid="00066d48"/>
    </style:style>
    <style:style style:name="P3" style:family="paragraph" style:parent-style-name="Standard">
      <style:text-properties officeooo:rsid="00086ccb" officeooo:paragraph-rsid="00086ccb"/>
    </style:style>
    <style:style style:name="P4" style:family="paragraph" style:parent-style-name="Standard">
      <style:text-properties officeooo:rsid="000bd2bc" officeooo:paragraph-rsid="000bd2bc"/>
    </style:style>
    <style:style style:name="P5" style:family="paragraph" style:parent-style-name="Standard">
      <style:text-properties style:text-underline-style="solid" style:text-underline-width="auto" style:text-underline-color="font-color" officeooo:rsid="00066d48" officeooo:paragraph-rsid="00066d48"/>
    </style:style>
    <style:style style:name="T1" style:family="text">
      <style:text-properties officeooo:rsid="00086ccb"/>
    </style:style>
    <style:style style:name="T2" style:family="text">
      <style:text-properties officeooo:rsid="0009e8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la issue las cualidades del software que se vieron afectadas es la fiabilidad en baja medida, y la mantenibilidad en un nivel medio.</text:p>
      <text:p text:style-name="P2">El problema fue detectado en “React/poep/src/auth/ProtectedRoute.js” , el problema es que falta ‘roles’ en la validación de props, <text:span text:style-name="T1">hay falta de seguridad de tipos y existe potenciales errores por el uso de componentes con requisitos.</text:span></text:p>
      <text:p text:style-name="P5"/>
      <text:p text:style-name="P3">La recomendación hecha por la aplicación para solucionar <text:span text:style-name="T2">esto es ocupar un sistema de tipo del propio React “import PropTypes from 'prop-types';” de esta manera; se válida en tiempo de ejecución, hay documentación de props y advertencias si alguien utiliza mal un componente.</text:span></text:p>
      <text:p text:style-name="P3"/>
      <text:p text:style-name="P4">Esta recomendación sera considerad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00:04:52.152964904</meta:creation-date>
    <dc:date>2025-11-17T01:09:49.374927724</dc:date>
    <meta:editing-duration>PT1M26S</meta:editing-duration>
    <meta:editing-cycles>1</meta:editing-cycles>
    <meta:document-statistic meta:table-count="0" meta:image-count="0" meta:object-count="0" meta:page-count="1" meta:paragraph-count="4" meta:word-count="106" meta:character-count="679" meta:non-whitespace-character-count="577"/>
    <meta:generator>LibreOffice/7.3.7.2$Linux_X86_64 LibreOffice_project/30$Build-2</meta:generator>
  </office:meta>
</office:document-meta>
</file>